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02cm" style:rel-column-width="32768*"/>
    </style:style>
    <style:style style:name="Таблица1.A1" style:family="table-cell">
      <style:table-cell-properties fo:padding="0cm" fo:border="0.5pt solid #000000" style:writing-mode="page"/>
    </style:style>
    <style:style style:name="Таблица1.B2" style:family="table-cell">
      <style:table-cell-properties style:vertical-align="" fo:padding="0cm" fo:border="0.5pt solid #000000" style:writing-mode="page"/>
    </style:style>
    <style:style style:name="Таблица1.A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3" style:family="table-cell">
      <style:table-cell-properties style:vertical-align="" fo:padding="0cm" fo:border-left="0.5pt solid #000000" fo:border-right="0.5pt solid #000000" fo:border-top="none" fo:border-bottom="0.5pt solid #000000" style:writing-mode="page"/>
    </style:style>
    <style:style style:name="Таблица1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d9117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officeooo:rsid="000b1898" officeooo:paragraph-rsid="000b189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ae6a" officeooo:paragraph-rsid="000aae6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8.999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22d9aa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333b80" officeooo:paragraph-rsid="00333b80"/>
    </style:style>
    <style:style style:name="P13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33b80" officeooo:paragraph-rsid="00333b80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43cfa" officeooo:paragraph-rsid="00343cfa"/>
    </style:style>
    <style:style style:name="P1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5ebd5" officeooo:paragraph-rsid="0035ebd5"/>
    </style:style>
    <style:style style:name="P1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46bc" officeooo:paragraph-rsid="003646bc"/>
    </style:style>
    <style:style style:name="P1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f212" officeooo:paragraph-rsid="0036f212"/>
    </style:style>
    <style:style style:name="P18" style:family="paragraph" style:parent-style-name="Text_20_body">
      <style:paragraph-properties fo:text-align="justify" style:justify-single-word="false"/>
      <style:text-properties officeooo:paragraph-rsid="003100ea"/>
    </style:style>
    <style:style style:name="P19" style:family="paragraph" style:parent-style-name="Text_20_body">
      <style:paragraph-properties fo:text-align="justify" style:justify-single-word="false"/>
      <style:text-properties officeooo:paragraph-rsid="00480ada"/>
    </style:style>
    <style:style style:name="P20" style:family="paragraph" style:parent-style-name="Text_20_body">
      <style:paragraph-properties fo:text-align="end" style:justify-single-word="false"/>
      <style:text-properties officeooo:rsid="00333b80" officeooo:paragraph-rsid="00333b80"/>
    </style:style>
    <style:style style:name="P21" style:family="paragraph" style:parent-style-name="Text_20_body">
      <style:paragraph-properties fo:text-align="center" style:justify-single-word="false"/>
      <style:text-properties officeooo:rsid="00333b80" officeooo:paragraph-rsid="00333b80"/>
    </style:style>
    <style:style style:name="P22" style:family="paragraph" style:parent-style-name="Text_20_body">
      <style:paragraph-properties fo:text-align="justify" style:justify-single-word="false"/>
      <style:text-properties officeooo:rsid="00452d5d" officeooo:paragraph-rsid="00452d5d"/>
    </style:style>
    <style:style style:name="P23" style:family="paragraph" style:parent-style-name="Text_20_body">
      <style:paragraph-properties fo:text-align="justify" style:justify-single-word="false"/>
      <style:text-properties officeooo:rsid="0050d340" officeooo:paragraph-rsid="0055a431"/>
    </style:style>
    <style:style style:name="P24" style:family="paragraph" style:parent-style-name="Text_20_body">
      <style:paragraph-properties fo:text-align="justify" style:justify-single-word="false"/>
      <style:text-properties officeooo:rsid="00511525" officeooo:paragraph-rsid="00511525"/>
    </style:style>
    <style:style style:name="P25" style:family="paragraph" style:parent-style-name="Text_20_body">
      <style:paragraph-properties fo:text-align="justify" style:justify-single-word="false"/>
      <style:text-properties officeooo:rsid="00534e99" officeooo:paragraph-rsid="00534e99"/>
    </style:style>
    <style:style style:name="P26" style:family="paragraph" style:parent-style-name="Text_20_body">
      <style:text-properties officeooo:rsid="005ad38d" officeooo:paragraph-rsid="005ad38d"/>
    </style:style>
    <style:style style:name="P2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31" style:family="paragraph" style:parent-style-name="Heading_20_1">
      <style:paragraph-properties fo:text-align="center" style:justify-single-word="false" fo:break-before="page"/>
      <style:text-properties officeooo:paragraph-rsid="0021bd95"/>
    </style:style>
    <style:style style:name="P32" style:family="paragraph" style:parent-style-name="Heading_20_1">
      <style:paragraph-properties fo:break-before="page"/>
      <style:text-properties officeooo:rsid="00261554" officeooo:paragraph-rsid="00261554"/>
    </style:style>
    <style:style style:name="P33" style:family="paragraph" style:parent-style-name="Heading_20_1">
      <style:paragraph-properties fo:break-before="page"/>
      <style:text-properties officeooo:rsid="00267909" officeooo:paragraph-rsid="00267909"/>
    </style:style>
    <style:style style:name="P34" style:family="paragraph" style:parent-style-name="Heading_20_1">
      <style:paragraph-properties fo:break-before="page"/>
      <style:text-properties officeooo:rsid="00735aaa" officeooo:paragraph-rsid="00735aaa"/>
    </style:style>
    <style:style style:name="P35" style:family="paragraph" style:parent-style-name="Heading_20_1">
      <style:paragraph-properties fo:break-before="page"/>
      <style:text-properties officeooo:rsid="0074e1a5" officeooo:paragraph-rsid="0074e1a5"/>
    </style:style>
    <style:style style:name="P36" style:family="paragraph" style:parent-style-name="Heading_20_2">
      <style:text-properties style:font-name="Liberation Serif" officeooo:paragraph-rsid="001fc348"/>
    </style:style>
    <style:style style:name="P37" style:family="paragraph" style:parent-style-name="Heading_20_2">
      <style:text-properties officeooo:paragraph-rsid="002315f0"/>
    </style:style>
    <style:style style:name="P38" style:family="paragraph" style:parent-style-name="Heading_20_2">
      <style:text-properties officeooo:paragraph-rsid="00242739"/>
    </style:style>
    <style:style style:name="P39" style:family="paragraph" style:parent-style-name="Heading_20_2">
      <style:text-properties officeooo:paragraph-rsid="00261554"/>
    </style:style>
    <style:style style:name="P40" style:family="paragraph" style:parent-style-name="Heading_20_2">
      <style:paragraph-properties fo:text-align="justify" style:justify-single-word="false"/>
      <style:text-properties officeooo:paragraph-rsid="00261554"/>
    </style:style>
    <style:style style:name="P41" style:family="paragraph" style:parent-style-name="Heading_20_3">
      <style:text-properties officeooo:rsid="006bc778" officeooo:paragraph-rsid="006bc778"/>
    </style:style>
    <style:style style:name="P42" style:family="paragraph" style:parent-style-name="Heading_20_3">
      <style:text-properties officeooo:paragraph-rsid="006bc778"/>
    </style:style>
    <style:style style:name="P43" style:family="paragraph" style:parent-style-name="Heading_20_3">
      <style:text-properties fo:color="#000000" loext:opacity="100%" officeooo:rsid="006bc778" officeooo:paragraph-rsid="006bc778"/>
    </style:style>
    <style:style style:name="P44" style:family="paragraph" style:parent-style-name="Heading_20_3">
      <style:text-properties officeooo:rsid="006d6091" officeooo:paragraph-rsid="006d6091"/>
    </style:style>
    <style:style style:name="P4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Serif" fo:font-size="14pt" fo:font-weight="bold" officeooo:rsid="0022d9aa" officeooo:paragraph-rsid="0022d9aa" style:font-size-asian="14pt" style:font-weight-asian="bold" style:font-size-complex="14pt" style:font-weight-complex="bold"/>
    </style:style>
    <style:style style:name="P46" style:family="paragraph" style:parent-style-name="Text_20_body" style:list-style-name="L1">
      <style:paragraph-properties fo:text-align="justify" style:justify-single-word="false"/>
      <style:text-properties style:font-name="Liberation Serif" officeooo:rsid="0053ad58" officeooo:paragraph-rsid="0053ad58"/>
    </style:style>
    <style:style style:name="P47" style:family="paragraph" style:parent-style-name="Text_20_body" style:list-style-name="L1">
      <style:paragraph-properties fo:text-align="justify" style:justify-single-word="false"/>
      <style:text-properties style:font-name="Liberation Serif" officeooo:rsid="005d9c00" officeooo:paragraph-rsid="005d9c00"/>
    </style:style>
    <style:style style:name="P48" style:family="paragraph" style:parent-style-name="Text_20_body" style:list-style-name="L3">
      <style:paragraph-properties fo:text-align="justify" style:justify-single-word="false"/>
      <style:text-properties officeooo:paragraph-rsid="00480ada"/>
    </style:style>
    <style:style style:name="P49" style:family="paragraph" style:parent-style-name="Text_20_body">
      <style:paragraph-properties fo:text-align="justify" style:justify-single-word="false"/>
      <style:text-properties officeooo:paragraph-rsid="00680ec8"/>
    </style:style>
    <style:style style:name="P50" style:family="paragraph" style:parent-style-name="Text_20_body">
      <style:paragraph-properties fo:text-align="justify" style:justify-single-word="false"/>
      <style:text-properties officeooo:paragraph-rsid="006d6091"/>
    </style:style>
    <style:style style:name="P51" style:family="paragraph" style:parent-style-name="Text_20_body" style:list-style-name="L4">
      <style:paragraph-properties fo:text-align="justify" style:justify-single-word="false"/>
      <style:text-properties officeooo:paragraph-rsid="006d6091"/>
    </style:style>
    <style:style style:name="P52" style:family="paragraph" style:parent-style-name="Text_20_body">
      <style:text-properties officeooo:paragraph-rsid="006bc778"/>
    </style:style>
    <style:style style:name="P53" style:family="paragraph" style:parent-style-name="Text_20_body">
      <style:text-properties fo:color="#c9211e" loext:opacity="100%" officeooo:paragraph-rsid="006bc778"/>
    </style:style>
    <style:style style:name="P54" style:family="paragraph" style:parent-style-name="Text_20_body" style:list-style-name="L4">
      <style:paragraph-properties fo:text-align="justify" style:justify-single-word="false"/>
      <style:text-properties officeooo:rsid="006eef02" officeooo:paragraph-rsid="006eef02"/>
    </style:style>
    <style:style style:name="P55" style:family="paragraph" style:parent-style-name="Text_20_body" style:list-style-name="L4">
      <style:paragraph-properties fo:text-align="justify" style:justify-single-word="false"/>
      <style:text-properties officeooo:rsid="00701eef" officeooo:paragraph-rsid="00701eef"/>
    </style:style>
    <style:style style:name="P56" style:family="paragraph" style:parent-style-name="Text_20_body">
      <style:paragraph-properties fo:text-align="justify" style:justify-single-word="false"/>
      <style:text-properties officeooo:rsid="0071555d" officeooo:paragraph-rsid="0071555d"/>
    </style:style>
    <style:style style:name="P57" style:family="paragraph" style:parent-style-name="Text_20_body" style:list-style-name="L4">
      <style:paragraph-properties fo:text-align="justify" style:justify-single-word="false"/>
      <style:text-properties officeooo:rsid="0071555d" officeooo:paragraph-rsid="0071555d"/>
    </style:style>
    <style:style style:name="P58" style:family="paragraph" style:parent-style-name="Text_20_body" style:list-style-name="L3">
      <style:paragraph-properties fo:text-align="justify" style:justify-single-word="false"/>
      <style:text-properties officeooo:rsid="0075ebac" officeooo:paragraph-rsid="0075ebac"/>
    </style:style>
    <style:style style:name="P59" style:family="paragraph" style:parent-style-name="Text_20_body" style:list-style-name="L3">
      <style:paragraph-properties fo:text-align="justify" style:justify-single-word="false"/>
      <style:text-properties officeooo:rsid="00768d53" officeooo:paragraph-rsid="00768d53"/>
    </style:style>
    <style:style style:name="P60" style:family="paragraph" style:parent-style-name="Text_20_body" style:list-style-name="L3">
      <style:paragraph-properties fo:text-align="justify" style:justify-single-word="false"/>
      <style:text-properties officeooo:rsid="00768d53" officeooo:paragraph-rsid="0079c68c"/>
    </style:style>
    <style:style style:name="P61" style:family="paragraph" style:parent-style-name="Text_20_body" style:list-style-name="L3">
      <style:paragraph-properties fo:text-align="justify" style:justify-single-word="false"/>
      <style:text-properties officeooo:rsid="00768d53" officeooo:paragraph-rsid="0080bc2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315f0"/>
    </style:style>
    <style:style style:name="T3" style:family="text">
      <style:text-properties style:font-name="Liberation Serif" officeooo:rsid="000e94e3"/>
    </style:style>
    <style:style style:name="T4" style:family="text">
      <style:text-properties style:font-name="Liberation Serif" officeooo:rsid="00261554"/>
    </style:style>
    <style:style style:name="T5" style:family="text">
      <style:text-properties style:font-name="Liberation Serif" officeooo:rsid="00511525"/>
    </style:style>
    <style:style style:name="T6" style:family="text">
      <style:text-properties style:font-name="Liberation Serif" officeooo:rsid="0052333e"/>
    </style:style>
    <style:style style:name="T7" style:family="text">
      <style:text-properties style:font-name="Liberation Serif" officeooo:rsid="0053ad58"/>
    </style:style>
    <style:style style:name="T8" style:family="text">
      <style:text-properties style:font-name="Liberation Serif" officeooo:rsid="0055a431"/>
    </style:style>
    <style:style style:name="T9" style:family="text">
      <style:text-properties style:font-name="Liberation Serif" officeooo:rsid="005e81ff"/>
    </style:style>
    <style:style style:name="T10" style:family="text">
      <style:text-properties officeooo:rsid="00261554"/>
    </style:style>
    <style:style style:name="T11" style:family="text">
      <style:text-properties officeooo:rsid="003100ea"/>
    </style:style>
    <style:style style:name="T12" style:family="text">
      <style:text-properties officeooo:rsid="003276e2"/>
    </style:style>
    <style:style style:name="T13" style:family="text">
      <style:text-properties officeooo:rsid="00343cfa"/>
    </style:style>
    <style:style style:name="T14" style:family="text">
      <style:text-properties officeooo:rsid="003646bc"/>
    </style:style>
    <style:style style:name="T15" style:family="text">
      <style:text-properties officeooo:rsid="00366c1e"/>
    </style:style>
    <style:style style:name="T16" style:family="text">
      <style:text-properties fo:color="#000000" loext:opacity="100%" style:text-underline-style="none" officeooo:rsid="00480ada"/>
    </style:style>
    <style:style style:name="T17" style:family="text">
      <style:text-properties fo:color="#000000" loext:opacity="100%" officeooo:rsid="0069d218"/>
    </style:style>
    <style:style style:name="T18" style:family="text">
      <style:text-properties officeooo:rsid="00458f76"/>
    </style:style>
    <style:style style:name="T19" style:family="text">
      <style:text-properties officeooo:rsid="0046f1fd"/>
    </style:style>
    <style:style style:name="T20" style:family="text">
      <style:text-properties officeooo:rsid="00480ada"/>
    </style:style>
    <style:style style:name="T21" style:family="text">
      <style:text-properties officeooo:rsid="004b2c18"/>
    </style:style>
    <style:style style:name="T22" style:family="text">
      <style:text-properties officeooo:rsid="005d9c00"/>
    </style:style>
    <style:style style:name="T23" style:family="text">
      <style:text-properties officeooo:rsid="0065f9f0"/>
    </style:style>
    <style:style style:name="T24" style:family="text">
      <style:text-properties officeooo:rsid="00680ec8"/>
    </style:style>
    <style:style style:name="T25" style:family="text">
      <style:text-properties officeooo:rsid="006825ac"/>
    </style:style>
    <style:style style:name="T26" style:family="text">
      <style:text-properties officeooo:rsid="0069d218"/>
    </style:style>
    <style:style style:name="T27" style:family="text">
      <style:text-properties fo:color="#c9211e" loext:opacity="100%" officeooo:rsid="0069d218"/>
    </style:style>
    <style:style style:name="T28" style:family="text">
      <style:text-properties fo:color="#c9211e" loext:opacity="100%" officeooo:rsid="006bc778"/>
    </style:style>
    <style:style style:name="T29" style:family="text">
      <style:text-properties officeooo:rsid="006bc778"/>
    </style:style>
    <style:style style:name="T30" style:family="text">
      <style:text-properties officeooo:rsid="006d6091"/>
    </style:style>
    <style:style style:name="T31" style:family="text">
      <style:text-properties officeooo:rsid="006eef02"/>
    </style:style>
    <style:style style:name="T32" style:family="text">
      <style:text-properties officeooo:rsid="0071555d"/>
    </style:style>
    <style:style style:name="T33" style:family="text">
      <style:text-properties officeooo:rsid="0075ebac"/>
    </style:style>
    <style:style style:name="T34" style:family="text">
      <style:text-properties officeooo:rsid="00768d53"/>
    </style:style>
    <style:style style:name="T35" style:family="text">
      <style:text-properties officeooo:rsid="0077071c"/>
    </style:style>
    <style:style style:name="T36" style:family="text">
      <style:text-properties officeooo:rsid="0077b460"/>
    </style:style>
    <style:style style:name="T37" style:family="text">
      <style:text-properties officeooo:rsid="00788051"/>
    </style:style>
    <style:style style:name="T38" style:family="text">
      <style:text-properties officeooo:rsid="0079c68c"/>
    </style:style>
    <style:style style:name="T39" style:family="text">
      <style:text-properties officeooo:rsid="007bc0bd"/>
    </style:style>
    <style:style style:name="T40" style:family="text">
      <style:text-properties officeooo:rsid="007c2d18"/>
    </style:style>
    <style:style style:name="T41" style:family="text">
      <style:text-properties officeooo:rsid="007dddcf"/>
    </style:style>
    <style:style style:name="T42" style:family="text">
      <style:text-properties officeooo:rsid="007f4301"/>
    </style:style>
    <style:style style:name="T43" style:family="text">
      <style:text-properties officeooo:rsid="00804399"/>
    </style:style>
    <style:style style:name="T44" style:family="text">
      <style:text-properties officeooo:rsid="0080bc27"/>
    </style:style>
    <style:style style:name="T45" style:family="text">
      <style:text-properties officeooo:rsid="00821af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«Брестский Государственный университет имени А.С. Пушкина»</text:p>
      <text:p text:style-name="P2">Физико-математический факультет</text:p>
      <text:p text:style-name="P2">Кафедра общей и теоретической физики</text:p>
      <text:p text:style-name="P2"/>
      <text:p text:style-name="P2"/>
      <text:p text:style-name="P2"/>
      <text:p text:style-name="P2"/>
      <text:p text:style-name="P2"/>
      <text:p text:style-name="P3">Допущена к защите</text:p>
      <text:p text:style-name="P3">Заведующий кафедрой</text:p>
      <text:p text:style-name="P3">________ <text:s text:c="2"/>____________________</text:p>
      <text:p text:style-name="P3"/>
      <text:p text:style-name="P3">______________</text:p>
      <text:p text:style-name="P3">(дата) <text:s text:c="7"/></text:p>
      <text:p text:style-name="P4"/>
      <text:p text:style-name="P4"/>
      <text:p text:style-name="P2"/>
      <text:p text:style-name="P2"/>
      <text:p text:style-name="P2"/>
      <text:p text:style-name="P5">Компьютерное моделирование механических процессов</text:p>
      <text:p text:style-name="P6">Дипломная работа по физике, специальность</text:p>
      <text:p text:style-name="P6">КОМПЬЮТЕРНАЯ ФИЗИКА</text:p>
      <text:p text:style-name="P6"/>
      <text:p text:style-name="P6"/>
      <text:p text:style-name="P6"/>
      <text:p text:style-name="P6"/>
      <text:p text:style-name="P6"/>
      <text:p text:style-name="P6"/>
      <text:p text:style-name="P7">Выполнил студент 5 курса гр. КФ-51</text:p>
      <text:p text:style-name="P8">________________ <text:s text:c="4"/>Задернюк В. А.</text:p>
      <text:p text:style-name="P8">Научный руководитель:</text:p>
      <text:p text:style-name="P9">Доктор физико-математических наук,</text:p>
      <text:p text:style-name="P9">профессор</text:p>
      <text:p text:style-name="P9">________________ <text:s text:c="4"/>Плетюхов В. А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Брест 2022</text:p>
      <text:p text:style-name="P45">Содержание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_Toc338_1316247610" text:style-name="Index_20_Link" text:visited-style-name="Index_20_Link">ВВЕДЕНИЕ<text:tab/>3</text:a></text:p>
          <text:p text:style-name="P27"><text:a xlink:type="simple" xlink:href="#__RefHeading___Toc468_1316247610" text:style-name="Index_20_Link" text:visited-style-name="Index_20_Link">ОБЩАЯ ХАРАКТЕРИСТИКА РАБОТЫ<text:tab/>4</text:a></text:p>
          <text:p text:style-name="P28"><text:a xlink:type="simple" xlink:href="#__RefHeading___Toc342_1316247610" text:style-name="Index_20_Link" text:visited-style-name="Index_20_Link">1. Цель и задачи исследования<text:tab/>4</text:a></text:p>
          <text:p text:style-name="P28"><text:a xlink:type="simple" xlink:href="#__RefHeading___Toc344_1316247610" text:style-name="Index_20_Link" text:visited-style-name="Index_20_Link">2. Новизна разработки<text:tab/>4</text:a></text:p>
          <text:p text:style-name="P28"><text:a xlink:type="simple" xlink:href="#__RefHeading___Toc346_1316247610" text:style-name="Index_20_Link" text:visited-style-name="Index_20_Link">3. Апробация результатов<text:tab/>4</text:a></text:p>
          <text:p text:style-name="P28"><text:a xlink:type="simple" xlink:href="#__RefHeading___Toc348_1316247610" text:style-name="Index_20_Link" text:visited-style-name="Index_20_Link">4. Опубликованность результатов<text:tab/>4</text:a></text:p>
          <text:p text:style-name="P28"><text:a xlink:type="simple" xlink:href="#__RefHeading___Toc350_1316247610" text:style-name="Index_20_Link" text:visited-style-name="Index_20_Link">5. Структура и объем работы<text:tab/>4</text:a></text:p>
          <text:p text:style-name="P27"><text:a xlink:type="simple" xlink:href="#__RefHeading___Toc470_1316247610" text:style-name="Index_20_Link" text:visited-style-name="Index_20_Link">ОСНОВНАЯ ЧАСТЬ<text:tab/>5</text:a></text:p>
          <text:p text:style-name="P28"><text:a xlink:type="simple" xlink:href="#__RefHeading___Toc472_1316247610" text:style-name="Index_20_Link" text:visited-style-name="Index_20_Link">1. Общие сведения о компьютерном моделировании<text:tab/>5</text:a></text:p>
          <text:p text:style-name="P28"><text:a xlink:type="simple" xlink:href="#__RefHeading___Toc474_1316247610" text:style-name="Index_20_Link" text:visited-style-name="Index_20_Link">2. Проведение компьютерного моделирования<text:tab/>6</text:a></text:p>
          <text:p text:style-name="P29"><text:a xlink:type="simple" xlink:href="#__RefHeading___Toc767_2237960670" text:style-name="Index_20_Link" text:visited-style-name="Index_20_Link">2.1. Постановка задачи и её анализ<text:tab/>6</text:a></text:p>
          <text:p text:style-name="P29"><text:a xlink:type="simple" xlink:href="#__RefHeading___Toc769_2237960670" text:style-name="Index_20_Link" text:visited-style-name="Index_20_Link">2.2. Построение информационной модели<text:tab/>6</text:a></text:p>
          <text:p text:style-name="P29"><text:a xlink:type="simple" xlink:href="#__RefHeading___Toc771_2237960670" text:style-name="Index_20_Link" text:visited-style-name="Index_20_Link">2.3. Разработка метода и алгоритма реализации компьютерной модели<text:tab/>7</text:a></text:p>
          <text:p text:style-name="P29"><text:a xlink:type="simple" xlink:href="#__RefHeading___Toc773_2237960670" text:style-name="Index_20_Link" text:visited-style-name="Index_20_Link">2.4. Разработка компьютерной модели<text:tab/>7</text:a></text:p>
          <text:p text:style-name="P29"><text:a xlink:type="simple" xlink:href="#__RefHeading___Toc775_2237960670" text:style-name="Index_20_Link" text:visited-style-name="Index_20_Link">2.4.1. Выбор средств реализации компьютерной модели<text:tab/>7</text:a></text:p>
          <text:p text:style-name="P29"><text:a xlink:type="simple" xlink:href="#__RefHeading___Toc777_2237960670" text:style-name="Index_20_Link" text:visited-style-name="Index_20_Link">2.4.2. Разработка компьютерной модели<text:tab/>7</text:a></text:p>
          <text:p text:style-name="P29"><text:a xlink:type="simple" xlink:href="#__RefHeading___Toc779_2237960670" text:style-name="Index_20_Link" text:visited-style-name="Index_20_Link">2.4.3. Проверка правильности созданной модели<text:tab/>7</text:a></text:p>
          <text:p text:style-name="P29"><text:a xlink:type="simple" xlink:href="#__RefHeading___Toc781_2237960670" text:style-name="Index_20_Link" text:visited-style-name="Index_20_Link">2.5. Проведение эксперимента<text:tab/>7</text:a></text:p>
          <text:p text:style-name="P27"><text:a xlink:type="simple" xlink:href="#__RefHeading___Toc783_2237960670" text:style-name="Index_20_Link" text:visited-style-name="Index_20_Link">ЗАКЛЮЧЕНИЕ<text:tab/>8</text:a></text:p>
          <text:p text:style-name="P27"><text:a xlink:type="simple" xlink:href="#__RefHeading___Toc700_1316247610" text:style-name="Index_20_Link" text:visited-style-name="Index_20_Link">ИСТОЧНИКИ<text:tab/>9</text:a></text:p>
        </text:index-body>
      </text:table-of-content>
      <text:h text:style-name="P30" text:outline-level="1"/>
      <text:h text:style-name="P31" text:outline-level="1"><text:bookmark-start text:name="__RefHeading___Toc338_1316247610"/>ВВЕДЕНИЕ<text:bookmark-end text:name="__RefHeading___Toc338_1316247610"/></text:h>
      <text:p text:style-name="P22"><text:tab/>Компьютерные модели стали обычным инструментом математического моделирования и применяются в физике, астрофизике, механике, химии, биологии, экономике, социологии, метеорологии, других науках и прикладных задачах в различных областях радиоэлектроники, машиностроения, автомобилестроения и прочих. Компьютерные модели используются для получения новых знаний об объекте или для приближенной оценки поведения систем, слишком сложных для аналитического исследования.</text:p>
      <text:p text:style-name="P22"><text:tab/><text:span text:style-name="T21">Они</text:span> является одним из эффективных методов изучения сложных систем. <text:s/><text:span text:style-name="T21">Благодаря компьютерному моделированию </text:span>проще и удобнее исследовать в силу возможности проводить так называемые вычислительные эксперименты в тех случаях, когда реальные эксперименты затруднены из-за финансовых или физических препятствий или могут дать непредсказуемый результат. Формализованность компьютерных моделей позволяет определить основные факторы, <text:span text:style-name="T19">представляющие</text:span> свойства изучаемого объекта-оригинала (или целого класса объектов), в частности, <text:span text:style-name="T18">исследовать отклик моделируемой физической системы на изменения её параметров и начальных условий.[1]</text:span></text:p>
      <text:h text:style-name="P32" text:outline-level="1"><text:bookmark-start text:name="__RefHeading___Toc468_1316247610"/>ОБЩАЯ ХАРАКТЕРИСТИКА РАБОТЫ<text:bookmark-end text:name="__RefHeading___Toc468_1316247610"/></text:h>
      <text:h text:style-name="Heading_20_2" text:outline-level="2"><text:bookmark-start text:name="__RefHeading___Toc342_1316247610"/><text:span text:style-name="T4">1. </text:span><text:span text:style-name="T2">Ц</text:span><text:span text:style-name="T1">ель и задачи исследования</text:span><text:bookmark-end text:name="__RefHeading___Toc342_1316247610"/></text:h>
      <text:p text:style-name="P23"><text:span text:style-name="T1"><text:tab/>Целью работы является </text:span><text:span text:style-name="T7">определение</text:span><text:span text:style-name="T5"> процесса разработки компьютерной модели, </text:span><text:span text:style-name="T8">обозначение</text:span><text:span text:style-name="T7"> необходимых инструментов</text:span><text:span text:style-name="T5"> </text:span><text:span text:style-name="T7">и </text:span><text:span text:style-name="T8">последующая </text:span><text:span text:style-name="T7">реализация</text:span><text:span text:style-name="T6"> </text:span><text:span text:style-name="T7">модели механического процесса этими инструментами</text:span><text:span text:style-name="T5">.</text:span></text:p>
      <text:p text:style-name="P25"><text:span text:style-name="T5"><text:tab/>З</text:span><text:span text:style-name="T1">адачами, исследования являются:</text:span></text:p>
      <text:list xml:id="list1410091050" text:style-name="L1">
        <text:list-item>
          <text:p text:style-name="P46"><text:span text:style-name="T22">Изучение</text:span> инструментов разработки <text:span text:style-name="T22">ПО</text:span>;</text:p>
        </text:list-item>
        <text:list-item>
          <text:p text:style-name="P47">Изучение существующих методологий разработки ПО;</text:p>
        </text:list-item>
        <text:list-item>
          <text:p text:style-name="P47">Изучение парадигм разработки ПО;</text:p>
        </text:list-item>
        <text:list-item>
          <text:p text:style-name="P47">Реализация модели механического процесса с использованием вещей из трех ранее описанных пунктов.</text:p>
        </text:list-item>
      </text:list>
      <text:h text:style-name="P36" text:outline-level="2"><text:bookmark-start text:name="__RefHeading___Toc344_1316247610"/><text:span text:style-name="T10">2. </text:span>Новизна разработки<text:bookmark-end text:name="__RefHeading___Toc344_1316247610"/></text:h>
      <text:p text:style-name="P26"><text:span text:style-name="T1">Минимальная</text:span><text:span text:style-name="T9">.</text:span></text:p>
      <text:h text:style-name="P37" text:outline-level="2"><text:bookmark-start text:name="__RefHeading___Toc346_1316247610"/><text:span text:style-name="T4">3. </text:span><text:span text:style-name="T1">Апробация </text:span><text:span text:style-name="T3">результатов</text:span><text:bookmark-end text:name="__RefHeading___Toc346_1316247610"/></text:h>
      <text:p text:style-name="P24"><text:span text:style-name="T3">А</text:span><text:span text:style-name="T1">пробация результатов дипломной работы не проводилась.</text:span></text:p>
      <text:h text:style-name="P37" text:outline-level="2"><text:bookmark-start text:name="__RefHeading___Toc348_1316247610"/><text:span text:style-name="T10">4. </text:span>Опубликованность результатов<text:bookmark-end text:name="__RefHeading___Toc348_1316247610"/></text:h>
      <text:p text:style-name="P24">Результаты исследований не публиковались.</text:p>
      <text:h text:style-name="P38" text:outline-level="2"><text:bookmark-start text:name="__RefHeading___Toc350_1316247610"/><text:span text:style-name="T4">5. </text:span><text:span text:style-name="T1">Структура и объем работы</text:span><text:bookmark-end text:name="__RefHeading___Toc350_1316247610"/></text:h>
      <text:h text:style-name="P33" text:outline-level="1"><text:bookmark-start text:name="__RefHeading___Toc470_1316247610"/>ОСНОВНАЯ ЧАСТЬ<text:bookmark-end text:name="__RefHeading___Toc470_1316247610"/></text:h>
      <text:h text:style-name="P39" text:outline-level="2"><text:bookmark-start text:name="__RefHeading___Toc472_1316247610"/>1. Общие сведения о компьютерном моделировании<text:bookmark-end text:name="__RefHeading___Toc472_1316247610"/></text:h>
      <text:p text:style-name="P18"><text:tab/><text:span text:style-name="T11">Построение компьютерной модели базируется на абстрагировании от конкретной природы явлений или изучаемого объекта-оригинала и состоит из двух этапов </text:span>– <text:span text:style-name="T11">сначала создание качественной, а затем и количественной модели. Чем больше значимых свойств будет выявлено и перенесено на компьютерную модель </text:span>– <text:span text:style-name="T11">тем более приближенной она окажется к реальной модели, тем большими возможностями сможет обладать система, использующая данную модель. Компьютерное же моделирование заключается в проведении серии вычислительных экспериментов на компьютере, целью которых является анализ, интерпретация и сопоставление результатов моделирования с реальным поведением изучаемого объекта и, при необходимости, последующее уточнение модели и так далее.</text:span> </text:p>
      <text:p text:style-name="P18"><text:tab/><text:span text:style-name="T12">Различают аналитическое и имитационное моделирование. При аналитическом моделировании изучаются математические (абстрактные) модели реального объекта в виде алгебраических, дифференциальных и других уравнений, а также предусматривающих осуществление однозначной вычислительной процедуры, приводящей к их точному решению. При имитационном моделировании исследуются математические модели в виде алгоритма(ов), воспроизводящего функционирование исследуемой системы путём последовательного выполнения большого количества элементарных операций.[1]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(англ. Simulation modeling) исследуемой предметной области для проведения различных экспериментов.[2]</text:span></text:p>
      <text:p text:style-name="P20">Таблица 1.1</text:p>
      <text:p text:style-name="P21">Основные этапы компьютерного моделир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135546939920">
          <table:table-cell table:style-name="Таблица1.A1" office:value-type="string">
            <text:p text:style-name="P12">Этап</text:p>
          </table:table-cell>
          <table:table-cell table:style-name="Таблица1.A1" office:value-type="string">
            <text:p text:style-name="P12">Действия</text:p>
          </table:table-cell>
        </table:table-row>
        <table:table-row table:style-name="TableLine94135547154672">
          <table:table-cell table:style-name="Таблица1.A1" table:number-rows-spanned="3" office:value-type="string">
            <text:p text:style-name="P13">Постановка задачи и её анализ</text:p>
          </table:table-cell>
          <table:table-cell table:style-name="Таблица1.B2" office:value-type="string">
            <text:p text:style-name="P13">Выяс<text:span text:style-name="T14">н</text:span>ить, с какой целью создается модель.</text:p>
          </table:table-cell>
        </table:table-row>
        <table:table-row table:style-name="TableLine94135547155872">
          <table:covered-table-cell table:style-name="Таблица1.A3"/>
          <table:table-cell table:style-name="Таблица1.B3" office:value-type="string">
            <text:p text:style-name="P13">Уточнить, какие исходные результаты и в каком виде следует их получить.</text:p>
          </table:table-cell>
        </table:table-row>
        <table:table-row table:style-name="TableLine94135547157664">
          <table:covered-table-cell table:style-name="Таблица1.A4"/>
          <table:table-cell table:style-name="Таблица1.B3" office:value-type="string">
            <text:p text:style-name="P13">Определить, какие <text:span text:style-name="T13">исходные данные нужны для создания модели.</text:span></text:p>
          </table:table-cell>
        </table:table-row>
        <table:table-row table:style-name="TableLine94135547159584">
          <table:table-cell table:style-name="Таблица1.A1" table:number-rows-spanned="3" office:value-type="string">
            <text:p text:style-name="P14">Построение информационной модели</text:p>
          </table:table-cell>
          <table:table-cell table:style-name="Таблица1.A1" office:value-type="string">
            <text:p text:style-name="P14">Определить параметры модели и выявить взаимосвязь между ними.</text:p>
          </table:table-cell>
        </table:table-row>
        <table:table-row table:style-name="TableLine94135547160368">
          <table:covered-table-cell table:style-name="Таблица1.A6"/>
          <table:table-cell table:style-name="Таблица1.B6" office:value-type="string">
            <text:p text:style-name="P14">Оценить, какие из параметров влиятельные для данной задачи, а какими можно пренебре<text:span text:style-name="T15">гат</text:span>ь.</text:p>
          </table:table-cell>
        </table:table-row>
        <table:table-row table:style-name="TableLine94135547162720">
          <table:covered-table-cell table:style-name="Таблица1.A7"/>
          <table:table-cell table:style-name="Таблица1.B7" office:value-type="string">
            <text:p text:style-name="P15">Математически описать зависимость между параметрами модели.</text:p>
          </table:table-cell>
        </table:table-row>
        <table:table-row table:style-name="TableLine94135547165120">
          <table:table-cell table:style-name="Таблица1.A1" table:number-rows-spanned="3" office:value-type="string">
            <text:p text:style-name="P15">Разработка метода и алгоритма реализации компьютерной модели</text:p>
          </table:table-cell>
          <table:table-cell table:style-name="Таблица1.A1" office:value-type="string">
            <text:p text:style-name="P15">Разработать метод получения исходных результатов.</text:p>
          </table:table-cell>
        </table:table-row>
        <table:table-row table:style-name="TableLine94135547165904">
          <table:covered-table-cell table:style-name="Таблица1.A9"/>
          <table:table-cell table:style-name="Таблица1.B9" office:value-type="string">
            <text:p text:style-name="P15">Составить алгоритм получения результатов <text:span text:style-name="T14">по избранным методам.</text:span></text:p>
          </table:table-cell>
        </table:table-row>
        <table:table-row table:style-name="TableLine94135547168224">
          <table:covered-table-cell table:style-name="Таблица1.A10"/>
          <table:table-cell table:style-name="Таблица1.B10" office:value-type="string">
            <text:p text:style-name="P16">Проверить правильность алгоритма.</text:p>
          </table:table-cell>
        </table:table-row>
        <table:table-row table:style-name="TableLine94135547170624">
          <table:table-cell table:style-name="Таблица1.A1" table:number-rows-spanned="3" office:value-type="string">
            <text:p text:style-name="P16">Разработка компьютерной модели</text:p>
          </table:table-cell>
          <table:table-cell table:style-name="Таблица1.A1" office:value-type="string">
            <text:p text:style-name="P16">Выбрать средства программной реализации алгоритма на компьютере.</text:p>
          </table:table-cell>
        </table:table-row>
        <table:table-row table:style-name="TableLine94135547171328">
          <table:covered-table-cell table:style-name="Таблица1.A12"/>
          <table:table-cell table:style-name="Таблица1.B12" office:value-type="string">
            <text:p text:style-name="P16">Разработать компьютерную модель.</text:p>
          </table:table-cell>
        </table:table-row>
        <table:table-row table:style-name="TableLine94135547173856">
          <table:covered-table-cell table:style-name="Таблица1.A13"/>
          <table:table-cell table:style-name="Таблица1.B13" office:value-type="string">
            <text:p text:style-name="P16">Проверить правильность созданной компьютерной модели.</text:p>
          </table:table-cell>
        </table:table-row>
        <table:table-row table:style-name="TableLine94135547176384">
          <table:table-cell table:style-name="Таблица1.A1" table:number-rows-spanned="4" office:value-type="string">
            <text:p text:style-name="P16">Проведение эксперимента</text:p>
          </table:table-cell>
          <table:table-cell table:style-name="Таблица1.A1" office:value-type="string">
            <text:p text:style-name="P16">Разработать план исследования.</text:p>
          </table:table-cell>
        </table:table-row>
        <table:table-row table:style-name="TableLine94135547177200">
          <table:covered-table-cell table:style-name="Таблица1.A15"/>
          <table:table-cell table:style-name="Таблица1.B15" office:value-type="string">
            <text:p text:style-name="P16">Провести эксперимент на базе созданной компьютерной модели.</text:p>
          </table:table-cell>
        </table:table-row>
        <table:table-row table:style-name="TableLine94135547179728">
          <table:covered-table-cell table:style-name="Таблица1.A16"/>
          <table:table-cell table:style-name="Таблица1.B16" office:value-type="string">
            <text:p text:style-name="P16">Проанализировать полученные результаты.</text:p>
          </table:table-cell>
        </table:table-row>
        <table:table-row table:style-name="TableLine94135547182256">
          <table:covered-table-cell table:style-name="Таблица1.A17"/>
          <table:table-cell table:style-name="Таблица1.B17" office:value-type="string">
            <text:p text:style-name="P17">Сделать выводы насчет свойств прототипа модели.</text:p>
          </table:table-cell>
        </table:table-row>
      </table:table>
      <text:p text:style-name="P21"/>
      <text:h text:style-name="P40" text:outline-level="2"><text:bookmark-start text:name="__RefHeading___Toc474_1316247610"/>2. <text:span text:style-name="T23">Проведение компьютерного моделирования</text:span><text:bookmark-end text:name="__RefHeading___Toc474_1316247610"/></text:h>
      <text:h text:style-name="Heading_20_3" text:outline-level="3"><text:bookmark-start text:name="__RefHeading___Toc767_2237960670"/>2.1. <text:span text:style-name="T24">Постановка задачи и её анализ</text:span><text:bookmark-end text:name="__RefHeading___Toc767_2237960670"/></text:h>
      <text:p text:style-name="P49"><text:tab/><text:span text:style-name="T24">Цель создания модели – исследование моделирования механических процессов. Поскольку исчерпывающ</text:span><text:span text:style-name="T25">ая реализация поставленной цели не представляется возможн</text:span><text:span text:style-name="T26">ой</text:span><text:span text:style-name="T25">, будет проведено моделирование одного конкретного случая. </text:span><text:span text:style-name="T24">В частности, </text:span><text:span text:style-name="T25">будет</text:span><text:span text:style-name="T24"> воспроизведен</text:span><text:span text:style-name="T25">о</text:span><text:span text:style-name="T24"> функционирование двойного </text:span><text:span text:style-name="T25">маятника</text:span><text:span text:style-name="T24">.</text:span></text:p>
      <text:p text:style-name="P49"><text:tab/><text:span text:style-name="T27">Уточнить, какие исходные результаты и в каком виде следует их получить.</text:span></text:p>
      <text:p text:style-name="P49"><text:span text:style-name="T27"><text:tab/></text:span><text:span text:style-name="T17">Исходными данными необходимыми для создания модели являются сила тяготения, значения массы, длины, углов каждого из маятников системы.</text:span></text:p>
      <text:h text:style-name="P42" text:outline-level="3"><text:bookmark-start text:name="__RefHeading___Toc769_2237960670"/><text:span text:style-name="T29">2.2. Построение информационной модели</text:span><text:bookmark-end text:name="__RefHeading___Toc769_2237960670"/></text:h>
      <text:p text:style-name="P52"><text:tab/><text:span text:style-name="T28">Определить параметры модели и выявить взаимосвязь между ними.</text:span></text:p>
      <text:p text:style-name="P52"><text:span text:style-name="T28"><text:tab/>Оценить, какие из параметров влиятельные для данной задачи, а какими можно пренебречь.</text:span></text:p>
      <text:p text:style-name="P52"><text:soft-page-break/><text:span text:style-name="T28"><text:tab/>Математически описать зависимость между параметрами модели.</text:span></text:p>
      <text:h text:style-name="P43" text:outline-level="3"><text:bookmark-start text:name="__RefHeading___Toc771_2237960670"/>2.3. Разработка метода и алгоритма реализации компьютерной модели<text:bookmark-end text:name="__RefHeading___Toc771_2237960670"/></text:h>
      <text:p text:style-name="P53"><text:tab/><text:span text:style-name="T29">Разработать метод получения исходных результатов.</text:span></text:p>
      <text:p text:style-name="P53"><text:tab/><text:span text:style-name="T29">Составить алгоритм получения результатов по избранным методам.</text:span></text:p>
      <text:p text:style-name="P53"><text:tab/><text:span text:style-name="T29">Проверить правильность алгоритма.</text:span></text:p>
      <text:h text:style-name="P41" text:outline-level="3"><text:bookmark-start text:name="__RefHeading___Toc773_2237960670"/>2.4. Разработка компьютерной модели<text:bookmark-end text:name="__RefHeading___Toc773_2237960670"/></text:h>
      <text:h text:style-name="P44" text:outline-level="3"><text:bookmark-start text:name="__RefHeading___Toc775_2237960670"/>2.4.1. Выбор средств реализации компьютерной модели<text:bookmark-end text:name="__RefHeading___Toc775_2237960670"/></text:h>
      <text:p text:style-name="P50"><text:tab/><text:span text:style-name="T30">Компьютерная модель будет реализована с использованием следующих инструментов:</text:span></text:p>
      <text:list xml:id="list2320092355" text:style-name="L4">
        <text:list-item>
          <text:p text:style-name="P51"><text:span text:style-name="T30">операционная система</text:span><text:span text:style-name="T24"> </text:span><text:span text:style-name="T31">Arch Linux;</text:span><text:span text:style-name="T34">[3]</text:span></text:p>
        </text:list-item>
        <text:list-item>
          <text:p text:style-name="P57">распределенная система управления версиями git;<text:span text:style-name="T34">[4]</text:span></text:p>
        </text:list-item>
        <text:list-item>
          <text:p text:style-name="P54">утилита автоматизации сборки CMake;<text:span text:style-name="T34">[5]</text:span></text:p>
        </text:list-item>
        <text:list-item>
          <text:p text:style-name="P54">язык С++;<text:span text:style-name="T34">[6]</text:span></text:p>
        </text:list-item>
        <text:list-item>
          <text:p text:style-name="P54">компилятор <text:span text:style-name="T37">GNU C</text:span>++;<text:span text:style-name="T36">[7]</text:span></text:p>
        </text:list-item>
        <text:list-item>
          <text:p text:style-name="P54">компоновщик <text:span text:style-name="T39">GNU Debugger</text:span>;<text:span text:style-name="T38">[8]</text:span></text:p>
        </text:list-item>
        <text:list-item>
          <text:p text:style-name="P55">мультимедийная библиотека SFML;<text:span text:style-name="T41">[9]</text:span></text:p>
        </text:list-item>
        <text:list-item>
          <text:p text:style-name="P55">библиотека графического интерфейса <text:span text:style-name="T32">Dear</text:span> <text:span text:style-name="T32">ImGui;</text:span><text:span text:style-name="T43">[10]</text:span></text:p>
        </text:list-item>
        <text:list-item>
          <text:p text:style-name="P57">ImGui-SFML.<text:span text:style-name="T44">[11]</text:span></text:p>
        </text:list-item>
      </text:list>
      <text:p text:style-name="P56"><text:tab/>Все указанные инструменты распространяются под свободными лицензиями.</text:p>
      <text:h text:style-name="P44" text:outline-level="3"><text:bookmark-start text:name="__RefHeading___Toc777_2237960670"/>2.4.2. Разработка компьютерной модели<text:bookmark-end text:name="__RefHeading___Toc777_2237960670"/></text:h>
      <text:h text:style-name="Heading_20_3" text:outline-level="3"><text:bookmark-start text:name="__RefHeading___Toc779_2237960670"/>2.<text:span text:style-name="T30">4.3. Проверка правильности созданной модели</text:span><text:bookmark-end text:name="__RefHeading___Toc779_2237960670"/></text:h>
      <text:h text:style-name="P41" text:outline-level="3"><text:bookmark-start text:name="__RefHeading___Toc781_2237960670"/>2.5. Проведение эксперимента<text:bookmark-end text:name="__RefHeading___Toc781_2237960670"/></text:h>
      <text:p text:style-name="P52"><text:tab/><text:span text:style-name="T28">Разработать план исследования.</text:span></text:p>
      <text:p text:style-name="P52"><text:span text:style-name="T28"><text:tab/>Провести эксперимент на базе созданной компьютерной модели.</text:span></text:p>
      <text:p text:style-name="P52"><text:span text:style-name="T28"><text:tab/>Проанализировать полученные результаты.</text:span></text:p>
      <text:p text:style-name="P52"><text:span text:style-name="T28"><text:tab/>Сделать вывод на счет свойств прототипа модели.</text:span></text:p>
      <text:h text:style-name="P35" text:outline-level="1"><text:bookmark-start text:name="__RefHeading___Toc783_2237960670"/>ЗАКЛЮЧЕНИЕ<text:bookmark-end text:name="__RefHeading___Toc783_2237960670"/></text:h>
      <text:h text:style-name="P34" text:outline-level="1"><text:bookmark-start text:name="__RefHeading___Toc700_1316247610"/>ИСТОЧНИКИ<text:bookmark-end text:name="__RefHeading___Toc700_1316247610"/></text:h>
      <text:list xml:id="list1664507873" text:style-name="L3">
        <text:list-item>
          <text:p text:style-name="P48"><text:span text:style-name="T20">Википедия [Электронный ресурс] </text:span>– <text:span text:style-name="T20">Режим доступа: </text:span><text:a xlink:type="simple" xlink:href="https://ru.wikipedia.org/wiki/Компьютерное_моделирование" text:style-name="Internet_20_link" text:visited-style-name="Visited_20_Internet_20_Link"><text:span text:style-name="T16">https://ru.wikipedia.org/wiki/%D0%9A%D0%BE%D0%BC%D0%BF%D1%8C%D1%8E%D1%82%D0%B5%D1%80%D0%BD%D0%BE%D0%B5_%D0%BC%D0%BE%D0%B4%D0%B5%D0%BB%D0%B8%D1%80%D0%BE%D0%B2%D0%B0%D0%BD%D0%B8%D0%B5</text:span></text:a><text:span text:style-name="T20"> – Дата доступа: 25.03.2022.</text:span></text:p>
        </text:list-item>
        <text:list-item>
          <text:p text:style-name="P58">Википедия [Электронный ресурс]<text:span text:style-name="T20"> </text:span>– <text:span text:style-name="T20">Режим доступа:</text:span> https://ru.wikipedia.org/wiki/%D0%98%D0%BC%D0%B8%D1%82%D0%B0%D1%86%D0%B8%D0%BE%D0%BD%D0%BD%D0%BE%D0%B5_%D0%BC%D0%BE%D0%B4%D0%B5%D0%BB%D0%B8%D1%80%D0%BE%D0%B2%D0%B0%D0%BD%D0%B8%D0%B5<text:span text:style-name="T20"> </text:span>– Дата доступа: 25.03.2022.</text:p>
        </text:list-item>
        <text:list-item>
          <text:p text:style-name="P59">archlinux [Электронной ресурс]<text:span text:style-name="T20"> </text:span><text:span text:style-name="T33">– </text:span><text:span text:style-name="T20">Режим доступа:</text:span><text:span text:style-name="T33"> https://archlinux.org</text:span><text:span text:style-name="T20"> </text:span><text:span text:style-name="T33">– Дата доступа: 25.0</text:span>3<text:span text:style-name="T33">.2022.</text:span></text:p>
        </text:list-item>
        <text:list-item>
          <text:p text:style-name="P59">git [Электронный ресурс]<text:span text:style-name="T20"> </text:span><text:span text:style-name="T33">– </text:span><text:span text:style-name="T20">Режим доступа:</text:span><text:span text:style-name="T33"> </text:span>https://git-scm.com<text:span text:style-name="T20"> </text:span><text:span text:style-name="T33">– Дата доступа: 25.03.2022.</text:span></text:p>
        </text:list-item>
        <text:list-item>
          <text:p text:style-name="P59">cmake [Электронный ресурс]<text:span text:style-name="T20"> </text:span><text:span text:style-name="T33">– </text:span><text:span text:style-name="T20">Режим доступа:</text:span><text:span text:style-name="T33"> </text:span>https://cmake.org<text:span text:style-name="T20"> </text:span><text:span text:style-name="T33">– Дата доступа: 25.03.2022.</text:span></text:p>
        </text:list-item>
        <text:list-item>
          <text:p text:style-name="P59"><text:span text:style-name="T35">isocpp</text:span> [Электронный ресурс]<text:span text:style-name="T20"> </text:span><text:span text:style-name="T33">– </text:span><text:span text:style-name="T20">Режим доступа:</text:span><text:span text:style-name="T33"> https://isocpp.org</text:span><text:span text:style-name="T20"> </text:span><text:span text:style-name="T33">– Дата доступа: 25.03.2022.</text:span></text:p>
        </text:list-item>
        <text:list-item>
          <text:p text:style-name="P60"><text:span text:style-name="T38">GCC, the GNU Compiler Collection</text:span> [Электронный ресурс]<text:span text:style-name="T20"> </text:span><text:span text:style-name="T33">– </text:span><text:span text:style-name="T20">Режим доступа:</text:span><text:span text:style-name="T33"> </text:span>https://gcc.gnu.org<text:span text:style-name="T20"> </text:span><text:span text:style-name="T33">– Дата доступа: 25.03.2022.</text:span></text:p>
        </text:list-item>
        <text:list-item>
          <text:p text:style-name="P60"><text:span text:style-name="T40">GDB:</text:span><text:span text:style-name="T38"> </text:span><text:span text:style-name="T40">T</text:span><text:span text:style-name="T38">he GNU </text:span><text:span text:style-name="T40">Project</text:span><text:span text:style-name="T38"> </text:span><text:span text:style-name="T40">Debugger</text:span> [Электронный ресурс]<text:span text:style-name="T20"> </text:span><text:span text:style-name="T33">– </text:span><text:span text:style-name="T20">Режим доступа:</text:span><text:span text:style-name="T33"> https://www.sourceware.org/gdb</text:span><text:span text:style-name="T20"> </text:span><text:span text:style-name="T33">– Дата доступа: 25.03.2022.</text:span></text:p>
        </text:list-item>
        <text:list-item>
          <text:p text:style-name="P60"><text:span text:style-name="T42">Simple and Fast Multimedia Library</text:span> [Электронный ресурс]<text:span text:style-name="T20"> </text:span><text:span text:style-name="T33">– </text:span><text:span text:style-name="T20">Режим доступа:</text:span><text:span text:style-name="T33"> https://www.sfml-dev.org</text:span><text:span text:style-name="T20"> </text:span><text:span text:style-name="T33">– Дата доступа: 25.03.2022.</text:span></text:p>
        </text:list-item>
        <text:list-item>
          <text:p text:style-name="P60"><text:span text:style-name="T44">imgui</text:span> [Электронный ресурс]<text:span text:style-name="T20"> </text:span><text:span text:style-name="T33">– </text:span><text:span text:style-name="T20">Режим доступа:</text:span><text:span text:style-name="T33"> https://github.com/ocornut/imgui</text:span><text:span text:style-name="T20"> </text:span><text:span text:style-name="T33">– Дата доступа: 25.03.2022.</text:span></text:p>
        </text:list-item>
        <text:list-item>
          <text:p text:style-name="P61"><text:span text:style-name="T44">imgui-</text:span><text:span text:style-name="T45">sfml</text:span> [Электронный ресурс]<text:span text:style-name="T20"> </text:span><text:span text:style-name="T33">– </text:span><text:span text:style-name="T20">Режим доступа:</text:span><text:span text:style-name="T33"> https://github.com/eliasdaler/imgui-sfml</text:span><text:span text:style-name="T20"> </text:span><text:span text:style-name="T33">– Дата доступа: 25.03.2022.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Жирный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7:48:47.255879617</meta:creation-date>
    <dc:date>2022-05-20T15:29:50.448586812</dc:date>
    <meta:editing-duration>PT6H3M18S</meta:editing-duration>
    <meta:editing-cycles>88</meta:editing-cycles>
    <meta:generator>LibreOffice/7.3.3.2$Linux_X86_64 LibreOffice_project/30$Build-2</meta:generator>
    <meta:document-statistic meta:table-count="1" meta:image-count="0" meta:object-count="0" meta:page-count="9" meta:paragraph-count="134" meta:word-count="1013" meta:character-count="9125" meta:non-whitespace-character-count="8204"/>
  </office:meta>
</office:document-meta>
</file>